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c12f3" officeooo:paragraph-rsid="001c12f3" style:font-weight-asian="bold" style:font-weight-complex="bold"/>
    </style:style>
    <style:style style:name="P2" style:family="paragraph" style:parent-style-name="Standard">
      <style:text-properties fo:font-weight="bold" officeooo:rsid="001d84a5" officeooo:paragraph-rsid="001d84a5" style:font-weight-asian="bold" style:font-weight-complex="bold"/>
    </style:style>
    <style:style style:name="P3" style:family="paragraph" style:parent-style-name="Standard">
      <style:text-properties fo:font-weight="normal" officeooo:rsid="001c12f3" officeooo:paragraph-rsid="001c12f3" style:font-weight-asian="normal" style:font-weight-complex="normal"/>
    </style:style>
    <style:style style:name="P4" style:family="paragraph" style:parent-style-name="Standard">
      <style:text-properties fo:font-weight="normal" officeooo:rsid="001d84a5" officeooo:paragraph-rsid="001d84a5" style:font-weight-asian="normal" style:font-weight-complex="normal"/>
    </style:style>
    <style:style style:name="P5" style:family="paragraph" style:parent-style-name="Standard" style:list-style-name="L1">
      <style:text-properties fo:font-weight="normal" officeooo:rsid="001c12f3" officeooo:paragraph-rsid="001c12f3" style:font-weight-asian="normal" style:font-weight-complex="normal"/>
    </style:style>
    <style:style style:name="P6" style:family="paragraph" style:parent-style-name="Standard" style:list-style-name="L2">
      <style:text-properties fo:font-weight="normal" officeooo:rsid="001d84a5" officeooo:paragraph-rsid="001d84a5" style:font-weight-asian="normal" style:font-weight-complex="normal"/>
    </style:style>
    <style:style style:name="P7" style:family="paragraph" style:parent-style-name="Standard" style:list-style-name="L3">
      <style:text-properties fo:font-weight="normal" officeooo:rsid="001d84a5" officeooo:paragraph-rsid="001d84a5" style:font-weight-asian="normal" style:font-weight-complex="normal"/>
    </style:style>
    <style:style style:name="P8" style:family="paragraph" style:parent-style-name="Standard" style:list-style-name="L4">
      <style:text-properties fo:font-weight="normal" officeooo:rsid="001d84a5" officeooo:paragraph-rsid="001d84a5"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fe4e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Overview: ERP Data Analysis</text:p>
      <text:p text:style-name="P1"/>
      <text:p text:style-name="P1">Objectives:</text:p>
      <text:p text:style-name="P3">The objective of this project is to analyze data from an Enterprise Resource Planning system to provide insights and recommendations for improving business operations. The analysis will focus on key areas such as sales, inventory, procurement, and employee performance.</text:p>
      <text:p text:style-name="P1"/>
      <text:p text:style-name="P1">Dataset:</text:p>
      <text:p text:style-name="P3">The dataset contains the following columns:</text:p>
      <text:list text:style-name="L1">
        <text:list-item>
          <text:p text:style-name="P5"><text:span text:style-name="T1">Sales Data:</text:span> Date of the sales transaction.</text:p>
        </text:list-item>
        <text:list-item>
          <text:p text:style-name="P5"><text:span text:style-name="T1">Product ID</text:span>: Unique identifier for the product.</text:p>
        </text:list-item>
        <text:list-item>
          <text:p text:style-name="P5"><text:span text:style-name="T1">Product Name:</text:span> Name of the product.</text:p>
        </text:list-item>
        <text:list-item>
          <text:p text:style-name="P5"><text:span text:style-name="T1">Sales Amount: </text:span>Amount of sales.</text:p>
        </text:list-item>
        <text:list-item>
          <text:p text:style-name="P5"><text:span text:style-name="T1">Inventory Count:</text:span> Numbers of product in inventory.</text:p>
        </text:list-item>
        <text:list-item>
          <text:p text:style-name="P5"><text:span text:style-name="T1">Procurement Date</text:span>: Date of procurement.</text:p>
        </text:list-item>
        <text:list-item>
          <text:p text:style-name="P5"><text:span text:style-name="T1">Procurement Amount:</text:span> Amount spent on procurement.</text:p>
        </text:list-item>
        <text:list-item>
          <text:p text:style-name="P5"><text:span text:style-name="T1">Employee ID</text:span>: Unique identifier for the employee.</text:p>
        </text:list-item>
        <text:list-item>
          <text:p text:style-name="P5"><text:span text:style-name="T1">Employee Name:</text:span> Name of the employee.</text:p>
        </text:list-item>
        <text:list-item>
          <text:p text:style-name="P5"><text:span text:style-name="T1">Department:</text:span> Department the employee belongs to.</text:p>
        </text:list-item>
      </text:list>
      <text:p text:style-name="P3"/>
      <text:p text:style-name="P2">Analysis Steps:</text:p>
      <text:list text:style-name="L2">
        <text:list-item>
          <text:p text:style-name="P6"><text:span text:style-name="T1">Total sales amount by product</text:span>: Analyze the total sales amount for each product to identify top performing products.</text:p>
        </text:list-item>
        <text:list-item>
          <text:p text:style-name="P6"><text:span text:style-name="T1">Inventory status</text:span>: Examine the inventory count to understand the availability of product over time.</text:p>
        </text:list-item>
        <text:list-item>
          <text:p text:style-name="P6"><text:span text:style-name="T1">Procurement analysis:</text:span> Analyze the procurement amount over time to identify patterns and trends in procurement activities.</text:p>
        </text:list-item>
        <text:list-item>
          <text:p text:style-name="P6"><text:span text:style-name="T1">Employee Performance:</text:span> Evaluate employee performance based on the total number of sales transaction.</text:p>
        </text:list-item>
      </text:list>
      <text:p text:style-name="P2"/>
      <text:p text:style-name="P2">Visualization:</text:p>
      <text:list text:style-name="L3">
        <text:list-item>
          <text:p text:style-name="P7">Use bar chart to visualize total sales amount by product and total sales count by employee.</text:p>
        </text:list-item>
        <text:list-item>
          <text:p text:style-name="P7">Use line chart to visualize inventory count over time and procurement amount over time <text:span text:style-name="T2">and others.</text:span></text:p>
        </text:list-item>
      </text:list>
      <text:p text:style-name="P2"/>
      <text:p text:style-name="P2">Expected Outcomes:</text:p>
      <text:list text:style-name="L4">
        <text:list-item>
          <text:p text:style-name="P8">Identification of top-performing products and departments</text:p>
        </text:list-item>
        <text:list-item>
          <text:p text:style-name="P8">Understanding of inventory trends and procurement patterns.</text:p>
        </text:list-item>
        <text:list-item>
          <text:p text:style-name="P8">Insight into employee performance and departmental contributions to sales.</text:p>
        </text:list-item>
      </text:list>
      <text:p text:style-name="P2"/>
      <text:p text:style-name="P2">Tools:</text:p>
      <text:p text:style-name="P4">SQL for data querying and manipulation, and data visualization tools such as LibreOffice for creating visualizatio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8T17:36:27.029000000</meta:creation-date>
    <dc:date>2024-05-31T11:33:08.893000000</dc:date>
    <meta:editing-duration>PT2M21S</meta:editing-duration>
    <meta:editing-cycles>2</meta:editing-cycles>
    <meta:generator>LibreOffice/24.2.3.2$Windows_X86_64 LibreOffice_project/433d9c2ded56988e8a90e6b2e771ee4e6a5ab2ba</meta:generator>
    <meta:document-statistic meta:table-count="0" meta:image-count="0" meta:object-count="0" meta:page-count="1" meta:paragraph-count="29" meta:word-count="270" meta:character-count="1804" meta:non-whitespace-character-count="1582"/>
  </office:meta>
</office:document-meta>
</file>